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cm" fo:min-width="1.1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28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Latin Modern Mono" fo:font-size="6pt" style:font-size-asian="6pt" style:font-size-complex="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atin Modern Mono" fo:font-size="6pt" style:font-size-asian="6pt" style:font-size-complex="6pt"/>
    </style:style>
    <style:style style:name="P7" style:family="paragraph">
      <loext:graphic-properties draw:fill="none" draw:fill-color="#ffffff"/>
      <style:text-properties style:font-name="Latin Modern Mono"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style:font-name="Latin Modern Mono" fo:font-size="6pt" style:font-size-asian="6pt" style:font-size-complex="6pt"/>
    </style:style>
    <style:style style:name="T1" style:family="text">
      <style:text-properties style:font-name="Latin Moder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3cm" svg:height="2.65cm" svg:x="4.185cm" svg:y="1.875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g>
                  <draw:custom-shape draw:style-name="gr2" draw:text-style-name="P2" draw:layer="layout" svg:width="0.1cm" svg:height="0.1cm" draw:transform="rotate (1.5707963267949) translate (4.317cm 4.37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2.08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2.33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2.59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2.84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3.09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3.35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3.60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3.86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4.114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317cm 4.36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" draw:text-style-name="P2" draw:layer="layout" svg:width="0.1cm" svg:height="0.1cm" draw:transform="rotate (1.5707963267949) translate (5.587cm 4.37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2.08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2.33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2.59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2.84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3.09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3.35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3.60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3.86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4.114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587cm 4.36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</draw:g>
        </draw:g>
        <draw:frame draw:style-name="gr3" draw:text-style-name="P4" draw:layer="layout" svg:width="0.836cm" svg:height="0.535cm" svg:x="4.942cm" svg:y="4.028cm">
          <draw:text-box>
            <text:p text:style-name="P3"><text:span text:style-name="T1">VB</text:span></text:p>
          </draw:text-box>
        </draw:frame>
        <draw:frame draw:style-name="gr3" draw:text-style-name="P4" draw:layer="layout" svg:width="0.836cm" svg:height="0.535cm" svg:x="4.942cm" svg:y="3.774cm">
          <draw:text-box>
            <text:p text:style-name="P3"><text:span text:style-name="T1">B1</text:span></text:p>
          </draw:text-box>
        </draw:frame>
        <draw:frame draw:style-name="gr3" draw:text-style-name="P4" draw:layer="layout" svg:width="0.836cm" svg:height="0.535cm" svg:x="4.942cm" svg:y="3.52cm">
          <draw:text-box>
            <text:p text:style-name="P3"><text:span text:style-name="T1">B2</text:span></text:p>
          </draw:text-box>
        </draw:frame>
        <draw:frame draw:style-name="gr3" draw:text-style-name="P4" draw:layer="layout" svg:width="0.836cm" svg:height="0.535cm" svg:x="4.942cm" svg:y="3.266cm">
          <draw:text-box>
            <text:p text:style-name="P3"><text:span text:style-name="T1">B3</text:span></text:p>
          </draw:text-box>
        </draw:frame>
        <draw:frame draw:style-name="gr3" draw:text-style-name="P4" draw:layer="layout" svg:width="0.836cm" svg:height="0.535cm" svg:x="4.942cm" svg:y="3.012cm">
          <draw:text-box>
            <text:p text:style-name="P3"><text:span text:style-name="T1">B4</text:span></text:p>
          </draw:text-box>
        </draw:frame>
        <draw:frame draw:style-name="gr3" draw:text-style-name="P4" draw:layer="layout" svg:width="0.836cm" svg:height="0.535cm" svg:x="4.942cm" svg:y="2.758cm">
          <draw:text-box>
            <text:p text:style-name="P3"><text:span text:style-name="T1">B5</text:span></text:p>
          </draw:text-box>
        </draw:frame>
        <draw:frame draw:style-name="gr3" draw:text-style-name="P4" draw:layer="layout" svg:width="0.836cm" svg:height="0.535cm" svg:x="4.942cm" svg:y="2.504cm">
          <draw:text-box>
            <text:p text:style-name="P3"><text:span text:style-name="T1">B6</text:span></text:p>
          </draw:text-box>
        </draw:frame>
        <draw:frame draw:style-name="gr3" draw:text-style-name="P4" draw:layer="layout" svg:width="0.836cm" svg:height="0.535cm" svg:x="4.942cm" svg:y="2.25cm">
          <draw:text-box>
            <text:p text:style-name="P3"><text:span text:style-name="T1">B7</text:span></text:p>
          </draw:text-box>
        </draw:frame>
        <draw:frame draw:style-name="gr3" draw:text-style-name="P4" draw:layer="layout" svg:width="0.836cm" svg:height="0.535cm" svg:x="4.942cm" svg:y="1.996cm">
          <draw:text-box>
            <text:p text:style-name="P3"><text:span text:style-name="T1">B8</text:span></text:p>
          </draw:text-box>
        </draw:frame>
        <draw:frame draw:style-name="gr3" draw:text-style-name="P4" draw:layer="layout" svg:width="0.836cm" svg:height="0.535cm" svg:x="4.962cm" svg:y="1.742cm">
          <draw:text-box>
            <text:p text:style-name="P3"><text:span text:style-name="T1">GND</text:span></text:p>
          </draw:text-box>
        </draw:frame>
        <draw:frame draw:style-name="gr3" draw:text-style-name="P6" draw:layer="layout" svg:width="0.836cm" svg:height="0.535cm" svg:x="4.196cm" svg:y="4.029cm">
          <draw:text-box>
            <text:p text:style-name="P5"><text:span text:style-name="T1">VA</text:span></text:p>
          </draw:text-box>
        </draw:frame>
        <draw:frame draw:style-name="gr3" draw:text-style-name="P6" draw:layer="layout" svg:width="0.836cm" svg:height="0.535cm" svg:x="4.196cm" svg:y="3.775cm">
          <draw:text-box>
            <text:p text:style-name="P5"><text:span text:style-name="T1">A1</text:span></text:p>
          </draw:text-box>
        </draw:frame>
        <draw:frame draw:style-name="gr3" draw:text-style-name="P6" draw:layer="layout" svg:width="0.836cm" svg:height="0.535cm" svg:x="4.196cm" svg:y="3.521cm">
          <draw:text-box>
            <text:p text:style-name="P5"><text:span text:style-name="T1">A2</text:span></text:p>
          </draw:text-box>
        </draw:frame>
        <draw:frame draw:style-name="gr3" draw:text-style-name="P6" draw:layer="layout" svg:width="0.836cm" svg:height="0.535cm" svg:x="4.196cm" svg:y="3.013cm">
          <draw:text-box>
            <text:p text:style-name="P5"><text:span text:style-name="T1">A4</text:span></text:p>
          </draw:text-box>
        </draw:frame>
        <draw:frame draw:style-name="gr3" draw:text-style-name="P6" draw:layer="layout" svg:width="0.836cm" svg:height="0.535cm" svg:x="4.196cm" svg:y="2.759cm">
          <draw:text-box>
            <text:p text:style-name="P5"><text:span text:style-name="T1">A5</text:span></text:p>
          </draw:text-box>
        </draw:frame>
        <draw:frame draw:style-name="gr3" draw:text-style-name="P7" draw:layer="layout" svg:width="0.836cm" svg:height="0.535cm" svg:x="4.196cm" svg:y="2.505cm">
          <draw:text-box>
            <text:p text:style-name="P5"><text:span text:style-name="T1">A6</text:span></text:p>
          </draw:text-box>
        </draw:frame>
        <draw:frame draw:style-name="gr3" draw:text-style-name="P8" draw:layer="layout" svg:width="0.836cm" svg:height="0.535cm" svg:x="4.196cm" svg:y="2.251cm">
          <draw:text-box>
            <text:p text:style-name="P5"><text:span text:style-name="T1">A7</text:span></text:p>
          </draw:text-box>
        </draw:frame>
        <draw:frame draw:style-name="gr3" draw:text-style-name="P6" draw:layer="layout" svg:width="0.836cm" svg:height="0.535cm" svg:x="4.196cm" svg:y="1.997cm">
          <draw:text-box>
            <text:p text:style-name="P5"><text:span text:style-name="T1">A8</text:span></text:p>
          </draw:text-box>
        </draw:frame>
        <draw:frame draw:style-name="gr3" draw:text-style-name="P6" draw:layer="layout" svg:width="0.836cm" svg:height="0.535cm" svg:x="4.196cm" svg:y="1.743cm">
          <draw:text-box>
            <text:p text:style-name="P5"><text:span text:style-name="T1">OE</text:span></text:p>
          </draw:text-box>
        </draw:frame>
        <draw:frame draw:style-name="gr3" draw:text-style-name="P6" draw:layer="layout" svg:width="0.836cm" svg:height="0.535cm" svg:x="4.196cm" svg:y="3.267cm">
          <draw:text-box>
            <text:p text:style-name="P5"><text:span text:style-name="T1">A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22:11:16.012529055</dc:date>
    <dc:creator>Dirk Schanz</dc:creator>
    <meta:editing-duration>PT3H48M59S</meta:editing-duration>
    <meta:editing-cycles>36</meta:editing-cycles>
    <meta:generator>LibreOffice/6.0.3.2$Linux_X86_64 LibreOffice_project/00m0$Build-2</meta:generator>
    <meta:document-statistic meta:object-count="49"/>
  </office:meta>
</office:document-meta>
</file>